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cente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4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5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86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8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9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0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1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2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3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4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35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6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37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8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9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0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1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2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3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4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5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6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7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8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9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0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51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2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3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4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5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6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7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8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9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0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1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2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3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4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5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6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7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8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9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0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1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2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3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4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5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6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77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8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79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0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2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3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4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5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7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88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9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0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2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3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5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6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7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8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0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4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5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6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7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8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9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1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2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4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5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6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6"/>
          <table:table-cell table:number-columns-repeated="2" office:value-type="string" calcext:value-type="string">
            <text:p>8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7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8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9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0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1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22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23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4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5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6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7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8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129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30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31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2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3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4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5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6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37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8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9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0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1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2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3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4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5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6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7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8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9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0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1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2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3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4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5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6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7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58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159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0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1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62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3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4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5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6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7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68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69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0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71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72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73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74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5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76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7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8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79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0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1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2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3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84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5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6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7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8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89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90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91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2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93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4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195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196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7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98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99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0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1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2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3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4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5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6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07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8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9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0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1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2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3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4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5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6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7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8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19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0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1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2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3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4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5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6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7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8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9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0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1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2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3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4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5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6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7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8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9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0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1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2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3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4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5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6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7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8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9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0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1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2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3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4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5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6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7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8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9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0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1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2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3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4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5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6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67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68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9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0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1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2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3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4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5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76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77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78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ce15"/>
        <table:table-column table:style-name="co4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9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0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1" office:value-type="string" calcext:value-type="string">
            <text:p>#62 Реализовать возможность конвертации учебника в epab</text:p>
          </table:table-cell>
          <table:table-cell table:style-name="ce15" office:value-type="string" calcext:value-type="string">
            <text:p>30-06-2017 12:10</text:p>
          </table:table-cell>
          <table:table-cell table:style-name="ce15" office:value-type="string" calcext:value-type="string">
            <text:p>30-09-2017 14:12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13" office:value-type="string" calcext:value-type="string" table:number-columns-spanned="2" table:number-rows-spanned="1">
            <text:p>&lt; 24 09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25 09 2017 - 01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2 10 2017 - 08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09 10 2017 - 15 10 2017</text:p>
          </table:table-cell>
          <table:covered-table-cell table:style-name="ce113"/>
          <table:table-cell table:style-name="ce113" office:value-type="string" calcext:value-type="string" table:number-columns-spanned="2" table:number-rows-spanned="1">
            <text:p>16 10 2017 - 22 10 2017</text:p>
          </table:table-cell>
          <table:covered-table-cell table:style-name="ce113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82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83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84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85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86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7:01:40.005457846</meta:creation-date>
    <dc:date>2017-10-23T07:07:35.016881047</dc:date>
    <meta:editing-duration>P0D</meta:editing-duration>
    <meta:editing-cycles>1</meta:editing-cycles>
    <meta:document-statistic meta:table-count="14" meta:cell-count="1735" meta:object-count="0"/>
    <meta:generator>LibreOffice/4.2.8.2$Linux_X86_64 LibreOffice_project/420m0$Build-2</meta:generator>
  </office:meta>
</office:document-meta>
</file>